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 sans" svg:font-family="'Mono sans'" style:font-family-generic="swiss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ffffff" draw:marker-start-width="0.2cm" draw:marker-end-width="0.2cm" svg:stroke-opacity="0%" draw:fill="none" draw:textarea-horizontal-align="justify" draw:textarea-vertical-align="middle" draw:auto-grow-height="false" fo:min-height="1.85cm" fo:min-width="0.5cm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1.281cm"/>
    </style:style>
    <style:style style:name="gr3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1.93cm" fo:min-width="0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1.826cm" fo:min-width="0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ctwithoutfill">
      <style:graphic-properties svg:stroke-width="0.106cm" svg:stroke-color="#3465a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ucida Console" fo:font-size="40pt" style:font-size-asian="40pt" style:font-size-complex="40pt"/>
    </style:style>
    <style:style style:name="P3" style:family="paragraph">
      <loext:graphic-properties draw:fill="none" draw:fill-color="#ffffff"/>
      <style:text-properties style:font-name="Lucida Console" fo:font-size="40pt" style:font-size-asian="40pt" style:font-size-complex="4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style:font-name="Lucida Console"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7" draw:id="id7" draw:layer="layout" svg:width="1cm" svg:height="2.1cm" svg:x="1.2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4cm" svg:height="1.661cm" svg:x="1.1cm" svg:y="0.969cm">
          <draw:text-box>
            <text:p text:style-name="P2"><text:span text:style-name="T1">-rw-r--r--</text:span></text:p>
          </draw:text-box>
        </draw:frame>
        <draw:custom-shape draw:style-name="gr3" draw:text-style-name="P1" xml:id="id5" draw:id="id5" draw:layer="layout" svg:width="0.7cm" svg:height="2.3cm" draw:transform="rotate (-1.5707963267949) translate (4.6cm 2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xml:id="id3" draw:id="id3" draw:layer="layout" svg:width="0.7cm" svg:height="2.3cm" draw:transform="rotate (-1.5707963267949) translate (7.2cm 2.7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xml:id="id1" draw:id="id1" draw:layer="layout" svg:width="0.7cm" svg:height="2.3cm" draw:transform="rotate (-1.5707963267949) translate (9.7cm 2.7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xml:id="id2" draw:id="id2" draw:layer="layout" svg:width="9.7cm" svg:height="1.352cm" svg:x="10.3cm" svg:y="3.2cm">
          <draw:text-box>
            <text:p text:style-name="P4"><text:span text:style-name="T2">Permisos de otros</text:span></text:p>
          </draw:text-box>
        </draw:frame>
        <draw:frame draw:style-name="gr5" draw:text-style-name="P5" xml:id="id4" draw:id="id4" draw:layer="layout" svg:width="9.7cm" svg:height="1.352cm" svg:x="10.3cm" svg:y="4.633cm">
          <draw:text-box>
            <text:p text:style-name="P4"><text:span text:style-name="T2">Permisos de grupo</text:span></text:p>
          </draw:text-box>
        </draw:frame>
        <draw:frame draw:style-name="gr5" draw:text-style-name="P5" xml:id="id6" draw:id="id6" draw:layer="layout" svg:width="9.7cm" svg:height="1.352cm" svg:x="10.3cm" svg:y="6.067cm">
          <draw:text-box>
            <text:p text:style-name="P4"><text:span text:style-name="T2">Permisos de usuario</text:span></text:p>
          </draw:text-box>
        </draw:frame>
        <draw:connector draw:style-name="gr6" draw:text-style-name="P1" draw:layer="layout" svg:x1="8.55cm" svg:y1="3.401cm" svg:x2="10.3cm" svg:y2="3.876cm" draw:start-shape="id1" draw:start-glue-point="6" draw:end-shape="id2" draw:end-glue-point="3" svg:d="M8550 3401v475h1750" svg:viewBox="0 0 1751 476">
          <text:p/>
        </draw:connector>
        <draw:connector draw:style-name="gr6" draw:text-style-name="P1" draw:layer="layout" svg:x1="6.05cm" svg:y1="3.401cm" svg:x2="10.3cm" svg:y2="5.309cm" draw:start-shape="id3" draw:start-glue-point="6" draw:end-shape="id4" draw:end-glue-point="3" svg:d="M6050 3401v1908h4250" svg:viewBox="0 0 4251 1909">
          <text:p/>
        </draw:connector>
        <draw:connector draw:style-name="gr6" draw:text-style-name="P1" draw:layer="layout" svg:x1="3.45cm" svg:y1="3.4cm" svg:x2="10.3cm" svg:y2="6.743cm" draw:start-shape="id5" draw:start-glue-point="6" draw:end-shape="id6" draw:end-glue-point="3" svg:d="M3450 3400v3343h6850" svg:viewBox="0 0 6851 3344">
          <text:p/>
        </draw:connector>
        <draw:connector draw:style-name="gr6" draw:text-style-name="P1" draw:layer="layout" svg:x1="1.7cm" svg:y1="3.1cm" svg:x2="10.3cm" svg:y2="8.176cm" draw:start-shape="id7" draw:start-glue-point="2" draw:end-shape="id8" draw:end-glue-point="3" svg:d="M1700 3100v5076h8600" svg:viewBox="0 0 8601 5077">
          <text:p/>
        </draw:connector>
        <draw:frame draw:style-name="gr5" draw:text-style-name="P5" xml:id="id8" draw:id="id8" draw:layer="layout" svg:width="9.7cm" svg:height="1.352cm" svg:x="10.3cm" svg:y="7.5cm">
          <draw:text-box>
            <text:p text:style-name="P4"><text:span text:style-name="T2">Tipo de archiv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 sans" svg:font-family="'Mono sans'" style:font-family-generic="swiss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08:05:15.778000000</meta:creation-date>
    <dc:date>2016-04-13T08:53:52.103000000</dc:date>
    <meta:editing-duration>PT48M37S</meta:editing-duration>
    <meta:editing-cycles>2</meta:editing-cycles>
    <meta:generator>LibreOffice/5.0.4.2$Windows_x86 LibreOffice_project/2b9802c1994aa0b7dc6079e128979269cf95bc78</meta:generator>
    <meta:document-statistic meta:object-count="13"/>
  </office:meta>
</office:document-meta>
</file>